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81784" calcext:value-type="float">
            <text:p>78.2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62584" calcext:value-type="float">
            <text:p>77.0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54864" calcext:value-type="float">
            <text:p>76.2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3616" calcext:value-type="float">
            <text:p>75.4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0784" calcext:value-type="float">
            <text:p>74.09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4536" calcext:value-type="float">
            <text:p>71.3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1" calcext:value-type="float">
            <text:p>68.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2696" calcext:value-type="float">
            <text:p>68.0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7712" calcext:value-type="float">
            <text:p>67.0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201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1832" calcext:value-type="float">
            <text:p>65.7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7024" calcext:value-type="float">
            <text:p>63.0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3128" calcext:value-type="float">
            <text:p>61.6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9928" calcext:value-type="float">
            <text:p>58.8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200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4552" calcext:value-type="float">
            <text:p>56.9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4512" calcext:value-type="float">
            <text:p>56.6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284" calcext:value-type="float">
            <text:p>57.0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200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7144" calcext:value-type="float">
            <text:p>56.3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200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952" calcext:value-type="float">
            <text:p>55.2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2776" calcext:value-type="float">
            <text:p>53.4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4704" calcext:value-type="float">
            <text:p>52.1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199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199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1368" calcext:value-type="float">
            <text:p>51.3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7256" calcext:value-type="float">
            <text:p>51.1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9104" calcext:value-type="float">
            <text:p>49.2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199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9136" calcext:value-type="float">
            <text:p>47.1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198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198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2536" calcext:value-type="float">
            <text:p>43.9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9368" calcext:value-type="float">
            <text:p>42.9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197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197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205</text:p>
          </table:table-cell>
          <table:table-cell office:value-type="string" calcext:value-type="string">
            <text:p>TWDB:1054205</text:p>
          </table:table-cell>
          <table:table-cell office:value-type="string" calcext:value-type="string">
            <text:p>196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